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ard 1 – RDLRUURRRRRDDULLDLDLDDLLLDRRURUUULLLDURRDRDDSLLDDLRUURRRRDRRUR – 838/860 97.4%</text:p>
      <text:p text:style-name="Standard">Beard 2 – DDRRRRRRRRRRRRRRRRRRRRRRRRRRDDDLLRDDDDDLLLLLLLLLLLLLLLLLLLLLLLURUUUURRRRUURRDDRRRDDDLLLURRRURRLURRURURRRRDDRRA – 2941/4522 65.0%</text:p>
      <text:p text:style-name="Standard">Beard 3 – RRRURULLRRDDDRDDLLLLDDA - <text:s/>628/1789 35.1%</text:p>
      <text:p text:style-name="Standard">Beard 4 – LLRDDDDDDRRLLDDLLLLLLLRRRRRRRRRRDDRRRRRRLLUUUUUUUUUUUURDRDLUULLDDDLLLLDDRLUUULULWRURRLLLLLLRRRDDLLLLDDDDLRUULLLDLDDUURURRRUULLLLRUURLDDRRRRRRRDDDDDDLLLLLA – 1897/3013 63.0%</text:p>
      <text:p text:style-name="Standard">Beard 5 – ULULLRUUUULLURRUUURRRRRRRRDDDRRRRRRRDLLA – 661 ??.?%</text:p>
      <text:p text:style-name="Standard">Map 1 – LDRDDUULLLDDL – 212 100%</text:p>
      <text:p text:style-name="Standard">Map 2 – RRUDRRULURULLLLDDDL – 281 100%</text:p>
      <text:p text:style-name="Standard">Map 3 – LDDDRRRRDDLLLLLDURRRUURRR – 273/275 99.3%</text:p>
      <text:p text:style-name="Standard">Map 4 – DUURDDDRDRDRRLUUURUULURDR – 561/575 97.6%</text:p>
      <text:p text:style-name="Standard">Map 5 – LLUUURUURRRRRRUULLURLLDLLLDDRRRRRRRDDDDDLLRRUUULLLLDDDD -</text:p>
      <text:p text:style-name="Standard">50 – 1295/1303 99.3%</text:p>
      <text:p text:style-name="Standard">Map 6 – RUULRRRRRRRRRRUURRDDDDDLLLLLLLLLRRRRRRRRRRUUUUULUURUUULULLULLLLLLLLLDRDLDDRRRRRRUDLLLLLLDDDDRRRRRRRRR – 741/1175 63.1%</text:p>
      <text:p text:style-name="Standard">Map 7 – RDRRRDDDRDRRRLLULULLLDLDLLRRURR – 869 100%</text:p>
      <text:p text:style-name="Standard">Map 8 – UULLDDRLULLLLLRRRRURRRRRRRURRRLUURUUUULLRULLLLLLUULLLLUUULLLLLRRDDDDDDDDDDLLRRUUULURLLDDUUUURRUUUURRDDDDDDDDDDRRRRRDDRRRRRRRRDDDLLLLLLLLLRD – 1039/197352.7%</text:p>
      <text:p text:style-name="Standard">Map 9 – UURRRDULLLDDLRRRRRRRRURUURRRRLDDDRRRRRRRUURDDRRRUULLLLLLRDDLLULULLULULLRUUUULLLLLLURRUURUURRRURRDRDDRRRRRRDRA – 1892/3093 61.2%</text:p>
      <text:p text:style-name="Standard">Map 10 – UUUUULLLLLLUUUUULLUULLLDRDUUUUUUURRRUDLLUUURRRDRRRRLLUURRRRA – 791/3634 21.8%</text:p>
      <text:p text:style-name="Standard">Flood 1 – RRRRDDLLLLLLLA – 337/945 35.7%</text:p>
      <text:p text:style-name="Standard">Flood 2 – RRUDRRULURULLLDLDDL – 281 100%</text:p>
      <text:p text:style-name="Standard">Flood 3 – LLUURUUURRRRRRLUULLLLLA – 728/1303 55.9%</text:p>
      <text:p text:style-name="Standard">Flood 4 – DDDDLRDRRRDUUUUUUUULULLLLLLUULLLLLLUURRA – 411/1592 25.1%</text:p>
      <text:p text:style-name="Standard">Flood 5 – URDDLRDRDDRUURURUULUDRDDLDDDRA – 371/575 64.5%</text:p>
      <text:p text:style-name="Standard">Hrock 1 – DRRDRDLDDDLDURDDDRRRULLLUULULULLLLUUDDDA – 38/758 ( not 411) <text:s/>5.0%</text:p>
      <text:p text:style-name="Standard">Hrock 2 – URURURRDRURRLLLLLDDDRRRRRRURRRRRWLRUUWLUULRLLLRLRLULLLLLLLLLLLRA – 337/747 45.1%</text:p>
      <text:p text:style-name="Standard">Hrock 3 – RRRRLRRRLLLLUUULLUUUUURUUURRRDDDRLRDRLRDRRDLRDRRDDLRRLRRUDDDRLRURLDLLLLLRLRUUURUUA – 1569/2406 65.2%</text:p>
      <text:p text:style-name="Standard">Tramp 1 – DLLLLLURRA – 291/426 68.3%</text:p>
      <text:p text:style-name="Standard">Tramp 2 – UUUURRRDDLRRA – 238/1742 13.7%</text:p>
      <text:p text:style-name="Standard">Tramp 3 – <text:s/>0 0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3T13:54:30</meta:creation-date>
    <dc:date>2012-07-15T17:52:04</dc:date>
    <meta:editing-duration>P1DT3H54M13S</meta:editing-duration>
    <meta:editing-cycles>10</meta:editing-cycles>
    <meta:generator>OpenOffice.org/3.3$Unix OpenOffice.org_project/330m20$Build-9567</meta:generator>
    <meta:document-statistic meta:table-count="0" meta:image-count="0" meta:object-count="0" meta:page-count="1" meta:paragraph-count="27" meta:word-count="184" meta:character-count="1955"/>
  </office:meta>
</office:document-meta>
</file>